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end"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iec florian<text:tab/></text:span><text:tab/><text:tab/><text:tab/><text:tab/><text:tab/><text:tab/><text:span text:style-name="T2">Hennebont, le 27/01/2019</text:span></text:p>
      <text:p text:style-name="P3">12 rue de l'Indépendance </text:p>
      <text:p text:style-name="P3">56700 Hennebont</text:p>
      <text:p text:style-name="P3">Tél: 07-84-66-29-59</text:p>
      <text:p text:style-name="P3"><text:a xlink:type="simple" xlink:href="mailto:florian.quiec@laposte.net" text:style-name="Internet_20_link" text:visited-style-name="Visited_20_Internet_20_Link">florian.quiec@laposte.net</text:a></text:p>
      <text:p text:style-name="P4">Ifremer</text:p>
      <text:p text:style-name="P4">Station de Sète</text:p>
      <text:p text:style-name="P6">Département Océanographie et Dynamique des Écosystèmes</text:p>
      <text:p text:style-name="P9"><text:span text:style-name="T4"/></text:p>
      <text:p text:style-name="P10"><text:span text:style-name="T3">Candidature au poste de Technicien en écologie benthique.</text:span></text:p>
      <text:p text:style-name="P5"/>
      <text:p text:style-name="P1">Madame, Monsieur,</text:p>
      <text:p text:style-name="P1"/>
      <text:p text:style-name="P1"><text:tab/><text:tab/>Ayant pris connaissance de votre offre d'emploi via votre site, et préparant actuellement la fin prochaine de mon CDD, je serais honoré d'embarquer avec l'Ifremer pour les mois à venir. </text:p>
      <text:p text:style-name="P1"/>
      <text:p text:style-name="P1"><text:tab/>Intéressé par l'opportunité de me rapprocher de ma formation initiale et du monde de la recherche océanographique, ce poste m'est très attractif.</text:p>
      <text:p text:style-name="P1">J'ai pratiqué l'échantillonnage à la drague et l'identification de communautés benthiques durant mon cursus scolaire. J'ai déjà participé à des travaux embarqués. J'aime le milieu marin et accepte les contraintes qui y sont rattachées. </text:p>
      <text:p text:style-name="P1">Mon dernier emploi m'a permis de développer mes compétences de technicien. Je pense pouvoir transposer ces compétences et mes connaissances scolaires à la création et l'entretient <text:span text:style-name="T5">d'un parc d'instrumentation</text:span>. Cet aspect technique est, à mes yeux, un intérêt majeur du poste proposé.</text:p>
      <text:p text:style-name="P1">Les protocoles d'identifications, de mesures physico-chimiques et le traitement de données m'ont accompagné tout au long de mon cursus scolaire et me sont familiers. </text:p>
      <text:p text:style-name="P1">Je ne dispose en revanche d'aucune expérience en plongée scientifique (N1 seul), mais je suis disposé à m'investir pleinement dans cet apprentissage.</text:p>
      <text:p text:style-name="P1"/>
      <text:p text:style-name="P1"><text:tab/>J'ai bien conscience de l'attrait exercé par l'Ifremer au sein du monde de la recherche. Les avancés et travaux historiques menés par l'Ifremer ou le CNRS sont à l'origine de nombreuses vocations scientifiques. Les thématiques écologiques et environnementales attachées à ce poste et au MARBEC sont rares dans le monde du travail et me tiennent particulièrement à cœur.</text:p>
      <text:p text:style-name="P1"/>
      <text:p text:style-name="P1"><text:tab/>J’espère que le côté quelque peu atypique de mon profil et les compétences techniques que j'ai cultivées ces derniers mois pourront jouer en ma faveur. Soyez assurés de mon envie de me former au quotidien et de ma volonté d'effectuer un travail de qualité à chaque instant..</text:p>
      <text:p text:style-name="P8"/>
      <text:p text:style-name="P8">Quiec Florian <text:s text:c="10"/></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6T20:46:32.50</meta:creation-date>
    <dc:date>2019-01-27T23:06:13.39</dc:date>
    <meta:editing-duration>PT16H52M17S</meta:editing-duration>
    <meta:editing-cycles>7</meta:editing-cycles>
    <meta:generator>OpenOffice/4.1.5$Win32 OpenOffice.org_project/415m1$Build-9789</meta:generator>
    <meta:document-statistic meta:table-count="0" meta:image-count="0" meta:object-count="0" meta:page-count="1" meta:paragraph-count="19" meta:word-count="315" meta:character-count="2114"/>
  </office:meta>
</office:document-meta>
</file>